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1772in" style:auto-text-indent="false" fo:background-color="transparent"/>
      <style:text-properties officeooo:rsid="001c5c01" officeooo:paragraph-rsid="001c5c01"/>
    </style:style>
    <style:style style:name="P2" style:family="paragraph" style:parent-style-name="Standard">
      <loext:graphic-properties draw:fill="none"/>
      <style:paragraph-properties fo:margin-left="0in" fo:margin-right="0in" fo:text-align="justify" style:justify-single-word="false" fo:text-indent="0.1772in" style:auto-text-indent="false" fo:background-color="transparent"/>
      <style:text-properties officeooo:rsid="001c5c01" officeooo:paragraph-rsid="0022f908"/>
    </style:style>
    <style:style style:name="P3" style:family="paragraph" style:parent-style-name="Standard">
      <loext:graphic-properties draw:fill="none"/>
      <style:paragraph-properties fo:margin-left="0in" fo:margin-right="0in" fo:text-align="justify" style:justify-single-word="false" fo:text-indent="0.1772in" style:auto-text-indent="false" fo:background-color="transparent"/>
      <style:text-properties officeooo:rsid="0021d16c" officeooo:paragraph-rsid="00251dc0"/>
    </style:style>
    <style:style style:name="P4" style:family="paragraph" style:parent-style-name="Standard">
      <loext:graphic-properties draw:fill="none"/>
      <style:paragraph-properties fo:margin-left="0in" fo:margin-right="0in" fo:text-align="justify" style:justify-single-word="false" fo:text-indent="0.1772in" style:auto-text-indent="false" fo:background-color="transparent"/>
      <style:text-properties officeooo:rsid="00299e45" officeooo:paragraph-rsid="00299e45"/>
    </style:style>
    <style:style style:name="P5" style:family="paragraph" style:parent-style-name="Standard">
      <loext:graphic-properties draw:fill="none"/>
      <style:paragraph-properties fo:margin-left="0in" fo:margin-right="0in" fo:text-align="justify" style:justify-single-word="false" fo:text-indent="0.1772in" style:auto-text-indent="false" fo:background-color="transparent" style:writing-mode="lr-tb"/>
      <style:text-properties officeooo:rsid="0021d16c" officeooo:paragraph-rsid="00507c0a"/>
    </style:style>
    <style:style style:name="P6" style:family="paragraph" style:parent-style-name="Standard">
      <loext:graphic-properties draw:fill="none"/>
      <style:paragraph-properties fo:margin-left="0in" fo:margin-right="0in" fo:text-align="justify" style:justify-single-word="false" fo:text-indent="0.1772in" style:auto-text-indent="false" fo:background-color="transparent" style:writing-mode="lr-tb"/>
      <style:text-properties officeooo:rsid="0021d16c" officeooo:paragraph-rsid="0059e14d"/>
    </style:style>
    <style:style style:name="P7" style:family="paragraph" style:parent-style-name="Standard">
      <loext:graphic-properties draw:fill="none"/>
      <style:paragraph-properties fo:margin-left="0in" fo:margin-right="0in" fo:text-align="justify" style:justify-single-word="false" fo:text-indent="0.1772in" style:auto-text-indent="false" fo:background-color="transparent" style:writing-mode="lr-tb"/>
      <style:text-properties officeooo:rsid="00299e45" officeooo:paragraph-rsid="00299e45"/>
    </style:style>
    <style:style style:name="P8" style:family="paragraph" style:parent-style-name="Standard" style:master-page-name="">
      <loext:graphic-properties draw:fill="none"/>
      <style:paragraph-properties fo:margin-left="0in" fo:margin-right="0in" fo:text-align="justify" style:justify-single-word="false" fo:text-indent="0.1772in" style:auto-text-indent="false" style:page-number="auto" fo:background-color="transparent"/>
      <style:text-properties officeooo:rsid="001c5c01" officeooo:paragraph-rsid="001c5c01"/>
    </style:style>
    <style:style style:name="T1" style:family="text">
      <style:text-properties officeooo:rsid="001c906b"/>
    </style:style>
    <style:style style:name="T2" style:family="text">
      <style:text-properties officeooo:rsid="0022f908"/>
    </style:style>
    <style:style style:name="T3" style:family="text">
      <style:text-properties fo:font-style="italic" officeooo:rsid="0022f908"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2f908" style:font-style-asian="normal" style:font-style-complex="normal"/>
    </style:style>
    <style:style style:name="T6" style:family="text">
      <style:text-properties fo:font-style="normal" officeooo:rsid="0023e5fe" style:font-style-asian="normal" style:font-style-complex="normal"/>
    </style:style>
    <style:style style:name="T7" style:family="text">
      <style:text-properties fo:font-style="normal" officeooo:rsid="00251dc0" style:font-style-asian="normal" style:font-style-complex="normal"/>
    </style:style>
    <style:style style:name="T8" style:family="text">
      <style:text-properties fo:font-style="normal" officeooo:rsid="0028a53d" style:font-style-asian="normal" style:font-style-complex="normal"/>
    </style:style>
    <style:style style:name="T9" style:family="text">
      <style:text-properties fo:font-style="normal" officeooo:rsid="002909bb" style:font-style-asian="normal" style:font-style-complex="normal"/>
    </style:style>
    <style:style style:name="T10" style:family="text">
      <style:text-properties fo:font-style="normal" officeooo:rsid="002b8548" style:font-style-asian="normal" style:font-style-complex="normal"/>
    </style:style>
    <style:style style:name="T11" style:family="text">
      <style:text-properties fo:font-style="normal" officeooo:rsid="002c0231" style:font-style-asian="normal" style:font-style-complex="normal"/>
    </style:style>
    <style:style style:name="T12" style:family="text">
      <style:text-properties fo:font-style="normal" officeooo:rsid="002d9641" style:font-style-asian="normal" style:font-style-complex="normal"/>
    </style:style>
    <style:style style:name="T13" style:family="text">
      <style:text-properties fo:font-style="normal" officeooo:rsid="002f9049" style:font-style-asian="normal" style:font-style-complex="normal"/>
    </style:style>
    <style:style style:name="T14" style:family="text">
      <style:text-properties fo:font-style="normal" officeooo:rsid="00316943" style:font-style-asian="normal" style:font-style-complex="normal"/>
    </style:style>
    <style:style style:name="T15" style:family="text">
      <style:text-properties fo:font-style="normal" officeooo:rsid="00378c31" style:font-style-asian="normal" style:font-style-complex="normal"/>
    </style:style>
    <style:style style:name="T16" style:family="text">
      <style:text-properties fo:font-style="normal" officeooo:rsid="0038c43f" style:font-style-asian="normal" style:font-style-complex="normal"/>
    </style:style>
    <style:style style:name="T17" style:family="text">
      <style:text-properties fo:font-style="normal" officeooo:rsid="004331b5" style:font-style-asian="normal" style:font-style-complex="normal"/>
    </style:style>
    <style:style style:name="T18" style:family="text">
      <style:text-properties fo:font-style="normal" officeooo:rsid="00458085" style:font-style-asian="normal" style:font-style-complex="normal"/>
    </style:style>
    <style:style style:name="T19" style:family="text">
      <style:text-properties fo:font-style="normal" officeooo:rsid="0046cdf1" style:font-style-asian="normal" style:font-style-complex="normal"/>
    </style:style>
    <style:style style:name="T20" style:family="text">
      <style:text-properties fo:font-style="normal" officeooo:rsid="00476238" style:font-style-asian="normal" style:font-style-complex="normal"/>
    </style:style>
    <style:style style:name="T21" style:family="text">
      <style:text-properties fo:font-style="normal" officeooo:rsid="004b94bb" style:font-style-asian="normal" style:font-style-complex="normal"/>
    </style:style>
    <style:style style:name="T22" style:family="text">
      <style:text-properties fo:font-style="normal" officeooo:rsid="004d6062" style:font-style-asian="normal" style:font-style-complex="normal"/>
    </style:style>
    <style:style style:name="T23" style:family="text">
      <style:text-properties fo:font-style="normal" officeooo:rsid="004e0763" style:font-style-asian="normal" style:font-style-complex="normal"/>
    </style:style>
    <style:style style:name="T24" style:family="text">
      <style:text-properties fo:font-style="normal" officeooo:rsid="00554ef3" style:font-style-asian="normal" style:font-style-complex="normal"/>
    </style:style>
    <style:style style:name="T25" style:family="text">
      <style:text-properties fo:font-style="normal" officeooo:rsid="00555a85" style:font-style-asian="normal" style:font-style-complex="normal"/>
    </style:style>
    <style:style style:name="T26" style:family="text">
      <style:text-properties fo:font-style="normal" officeooo:rsid="00563278" style:font-style-asian="normal" style:font-style-complex="normal"/>
    </style:style>
    <style:style style:name="T27" style:family="text">
      <style:text-properties fo:font-style="normal" officeooo:rsid="0057b53a" style:font-style-asian="normal" style:font-style-complex="normal"/>
    </style:style>
    <style:style style:name="T28" style:family="text">
      <style:text-properties fo:font-style="normal" officeooo:rsid="0058e81d" style:font-style-asian="normal" style:font-style-complex="normal"/>
    </style:style>
    <style:style style:name="T29" style:family="text">
      <style:text-properties fo:font-style="normal" officeooo:rsid="005c72ce" style:font-style-asian="normal" style:font-style-complex="normal"/>
    </style:style>
    <style:style style:name="T30" style:family="text">
      <style:text-properties fo:font-style="normal" officeooo:rsid="005d4397" style:font-style-asian="normal" style:font-style-complex="normal"/>
    </style:style>
    <style:style style:name="T31" style:family="text">
      <style:text-properties fo:font-style="normal" officeooo:rsid="00604d79" style:font-style-asian="normal" style:font-style-complex="normal"/>
    </style:style>
    <style:style style:name="T32" style:family="text">
      <style:text-properties fo:font-style="normal" officeooo:rsid="00616fb0" style:font-style-asian="normal" style:font-style-complex="normal"/>
    </style:style>
    <style:style style:name="T33" style:family="text">
      <style:text-properties fo:font-style="normal" officeooo:rsid="00641c0a" style:font-style-asian="normal" style:font-style-complex="normal"/>
    </style:style>
    <style:style style:name="T34" style:family="text">
      <style:text-properties fo:font-style="normal" officeooo:rsid="00657fa6" style:font-style-asian="normal" style:font-style-complex="normal"/>
    </style:style>
    <style:style style:name="T35" style:family="text">
      <style:text-properties fo:font-style="normal" officeooo:rsid="00671753" style:font-style-asian="normal" style:font-style-complex="normal"/>
    </style:style>
    <style:style style:name="T36" style:family="text">
      <style:text-properties fo:font-style="normal" officeooo:rsid="0068d8ad" style:font-style-asian="normal" style:font-style-complex="normal"/>
    </style:style>
    <style:style style:name="T37" style:family="text">
      <style:text-properties fo:font-style="normal" officeooo:rsid="00690cef" style:font-style-asian="normal" style:font-style-complex="normal"/>
    </style:style>
    <style:style style:name="T38" style:family="text">
      <style:text-properties fo:font-style="normal" officeooo:rsid="006aa69b" style:font-style-asian="normal" style:font-style-complex="normal"/>
    </style:style>
    <style:style style:name="T39" style:family="text">
      <style:text-properties fo:font-style="normal" officeooo:rsid="006db0c5" style:font-style-asian="normal" style:font-style-complex="normal"/>
    </style:style>
    <style:style style:name="T40" style:family="text">
      <style:text-properties fo:font-style="normal" officeooo:rsid="006eb793" style:font-style-asian="normal" style:font-style-complex="normal"/>
    </style:style>
    <style:style style:name="T41" style:family="text">
      <style:text-properties fo:font-style="normal" officeooo:rsid="007151f3" style:font-style-asian="normal" style:font-style-complex="normal"/>
    </style:style>
    <style:style style:name="T42" style:family="text">
      <style:text-properties fo:font-style="normal" officeooo:rsid="007206b6" style:font-style-asian="normal" style:font-style-complex="normal"/>
    </style:style>
    <style:style style:name="T43" style:family="text">
      <style:text-properties fo:font-style="normal" officeooo:rsid="007263db" style:font-style-asian="normal" style:font-style-complex="normal"/>
    </style:style>
    <style:style style:name="T44" style:family="text">
      <style:text-properties fo:font-style="normal" officeooo:rsid="0074633b" style:font-style-asian="normal" style:font-style-complex="normal"/>
    </style:style>
    <style:style style:name="T45" style:family="text">
      <style:text-properties fo:font-style="normal" officeooo:rsid="00760408" style:font-style-asian="normal" style:font-style-complex="normal"/>
    </style:style>
    <style:style style:name="T46" style:family="text">
      <style:text-properties fo:font-style="normal" officeooo:rsid="00763881" style:font-style-asian="normal" style:font-style-complex="normal"/>
    </style:style>
    <style:style style:name="T47" style:family="text">
      <style:text-properties officeooo:rsid="002f9049"/>
    </style:style>
    <style:style style:name="T48" style:family="text">
      <style:text-properties officeooo:rsid="003c3a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018 May 09 — Elliot Chandler</text:p>
      <text:p text:style-name="P1"/>
      <text:p text:style-name="P2">On 24 April, I attended “Out of Sorts: Accumulation and Release in our Physical and Emotional Landscapes”, a presentation by <text:span text:style-name="T1">artist </text:span>Adriane Herman. <text:span text:style-name="T1">There were three main works discussed in the presentation. The first was a multifaceted work involving bales of recyclable items exhibited in a gallery, and photographed and presented on textiles. The second was an interactive project themed around letting go of physical objects one keeps for sentimental rather than practical reasons through an “emotional value” auction; the third was</text:span><text:span text:style-name="T5"> a project of making prints from the shapes found in photographs of garbage piles. </text:span><text:span text:style-name="T15">I will talk </text:span><text:span text:style-name="T16">principally</text:span><text:span text:style-name="T15"> about the first two here.</text:span></text:p>
      <text:p text:style-name="P1"/>
      <text:p text:style-name="P6">The first was <text:span text:style-name="T47">inspired</text:span> by the recycling facility in Portland, Maine, <text:span text:style-name="T48">the town </text:span>where the artist lives. <text:span text:style-name="T2">The concept of </text:span><text:span text:style-name="T3">complicity in waste</text:span><text:span text:style-name="T5"> was presented, </text:span><text:span text:style-name="T18">which is </text:span><text:span text:style-name="T20">the consideration of </text:span><text:span text:style-name="T18">what</text:span><text:span text:style-name="T5"> people’s ethical role and responsibilities </text:span><text:span text:style-name="T18">are </text:span><text:span text:style-name="T17">regarding their </text:span><text:span text:style-name="T5">waste output. Not consuming plastic is a challenge </text:span><text:span text:style-name="T19">for</text:span><text:span text:style-name="T5"> people, which even if they are concerned about their complicity in waste, makes it difficult to live </text:span><text:span text:style-name="T13">practically</text:span><text:span text:style-name="T5"> with modern </text:span><text:span text:style-name="T13">conveniences without</text:span><text:span text:style-name="T5"> </text:span><text:span text:style-name="T23">producing</text:span><text:span text:style-name="T5"> non-</text:span><text:span text:style-name="T14">recyclable</text:span><text:span text:style-name="T5"> plastic waste, or </text:span><text:span text:style-name="T13">contributing</text:span><text:span text:style-name="T5"> to plastic </text:span><text:span text:style-name="T13">pollution</text:span><text:span text:style-name="T5"> of the environment. </text:span><text:span text:style-name="T8">Many common objects are not recyclable, such as </text:span><text:span text:style-name="T13">drinking</text:span><text:span text:style-name="T8"> </text:span><text:span text:style-name="T13">s</text:span><text:span text:style-name="T8">traws, which are not made out of recyclable plastic. And would fall </text:span><text:span text:style-name="T13">through</text:span><text:span text:style-name="T8"> the bales of </text:span><text:span text:style-name="T13">recycling</text:span><text:span text:style-name="T8"> plastic </text:span><text:span text:style-name="T28">if</text:span><text:span text:style-name="T8"> they were tried to be.</text:span></text:p>
      <text:p text:style-name="P5"><text:span text:style-name="T5"/></text:p>
      <text:p text:style-name="P5"><text:span text:style-name="T21">Also, </text:span><text:span text:style-name="T5">the use of waste artifacts such as compressed recycling bales and piles of trash as items for aesthetic </text:span><text:span text:style-name="T13">appreciation</text:span><text:span text:style-name="T5"> was a theme </text:span><text:span text:style-name="T22">in the works</text:span><text:span text:style-name="T5">. </text:span><text:span text:style-name="T6">Two striking words the artist used to describe the compressed recycling bale</text:span><text:span text:style-name="T24">s</text:span><text:span text:style-name="T6"> were “shiny” and “syncopated”.</text:span><text:span text:style-name="T7"> </text:span><text:span text:style-name="T8">The textiles with printed photographs of the trash were </text:span><text:span text:style-name="T25">an </text:span><text:span text:style-name="T8">interactive element of the </text:span><text:span text:style-name="T14">exhibits</text:span><text:span text:style-name="T8">, as something for the people in the gallery to play with. With the exhibit, the artist </text:span><text:span text:style-name="T26">also</text:span><text:span text:style-name="T8"> provided meditation benches in the gallery, so the people viewing the work </text:span><text:span text:style-name="T27">have a space that invites them to</text:span><text:span text:style-name="T8"> </text:span><text:span text:style-name="T13">consider</text:span><text:span text:style-name="T8"> it and their role in it; this also serves as an interactive element of the work (granted, any viewing of a work is arguably interactive in this manner, but by </text:span><text:span text:style-name="T13">presenting</text:span><text:span text:style-name="T8"> it as part of the work it stands out to me). </text:span><text:span text:style-name="T9">The photograph-printed </text:span><text:span text:style-name="T13">textiles</text:span><text:span text:style-name="T9"> also serve as </text:span><text:span text:style-name="T13">wearables.</text:span><text:span text:style-name="T9"> There were many </text:span><text:span text:style-name="T13">practical</text:span><text:span text:style-name="T9"> challenges for this exhibit, </text:span><text:span text:style-name="T29">for example that </text:span><text:span text:style-name="T9">there we</text:span><text:span text:style-name="T12">r</text:span><text:span text:style-name="T9">e offices in the gallery, and the recycling bales </text:span><text:span text:style-name="T12">attracted</text:span><text:span text:style-name="T9"> flies. The </text:span><text:span text:style-name="T30">bales</text:span><text:span text:style-name="T9"> also did not fit through the </text:span><text:span text:style-name="T12">door</text:span><text:span text:style-name="T9">, </text:span><text:span text:style-name="T31">and </text:span><text:span text:style-name="T32">consequently </text:span><text:span text:style-name="T31">needed to be cut apart </text:span><text:span text:style-name="T9">when it was time </text:span><text:span text:style-name="T33">for the exhibit </text:span><text:span text:style-name="T9">to leave.</text:span></text:p>
      <text:p text:style-name="P3"><text:span text:style-name="T9"/></text:p>
      <text:p text:style-name="P7"><text:span text:style-name="T9">T</text:span><text:span text:style-name="T4">he second </text:span><text:span text:style-name="T13">work</text:span><text:span text:style-name="T4"> presented, the emotional-value </text:span><text:span text:style-name="T11">au</text:span><text:span text:style-name="T4">ction, was </text:span><text:span text:style-name="T34">a strategy for dealing with objects that </text:span><text:span text:style-name="T4">“one wants to release but has a hard time letting go of”. The </text:span><text:span text:style-name="T35">people who participated in this work</text:span><text:span text:style-name="T4"> wrote essays about the objects </text:span><text:span text:style-name="T35">of this type, discussing </text:span><text:span text:style-name="T4">why they were valued by the people who own them. </text:span><text:span text:style-name="T35">The auction </text:span><text:span text:style-name="T36">used</text:span><text:span text:style-name="T4"> the essays and object and essays as a way to present the objects were bid on. Then, if people </text:span><text:span text:style-name="T10">wanted</text:span><text:span text:style-name="T4"> the items, they would write another essay about why they want </text:span><text:span text:style-name="T37">an</text:span><text:span text:style-name="T4"> item, and this essay would be their bid on it. Then, </text:span><text:span text:style-name="T37">on the basis of their bid-</text:span><text:span text:style-name="T4">essays </text:span><text:span text:style-name="T37">on </text:span><text:span text:style-name="T4">the objects, </text:span><text:span text:style-name="T38">the person to receive the object would be chosen on the basis of how well </text:span><text:span text:style-name="T4">their bid expressed a value for the object. A quotation was presented in support of the work’s central theme of the act of releasing things: “Be in advance of all passing”.</text:span></text:p>
      <text:p text:style-name="P4"><text:span text:style-name="T4"/></text:p>
      <text:p text:style-name="P4"><text:span text:style-name="T39">Another </text:span><text:span text:style-name="T40">striking</text:span><text:span text:style-name="T39"> quotation presented during this talk was: </text:span><text:span text:style-name="T4">“We all pollute at the scale available to us as artists.” </text:span><text:span text:style-name="T40">This quotation </text:span><text:span text:style-name="T4">reflects on the way the act of creating art creates waste inherent </text:span><text:span text:style-name="T41">to</text:span><text:span text:style-name="T4"> that art. That represents the </text:span><text:span text:style-name="T42">theme</text:span><text:span text:style-name="T4"> of “complicity” in waste, which even artwork</text:span><text:span text:style-name="T45">s such as these,</text:span><text:span text:style-name="T4"> that draw attention to the </text:span><text:span text:style-name="T43">ethical challenges of waste in</text:span><text:span text:style-name="T4"> modern life, </text:span><text:span text:style-name="T45">are </text:span><text:span text:style-name="T4">to some extent complicit in the waste, and invites reflection on the way that these works have both costs and benefits </text:span><text:span text:style-name="T46">in the ethical conundrum of </text:span><text:span text:style-name="T4">this compli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23:00:50.900926812</meta:creation-date>
    <meta:generator>LibreOffice/5.4.5.1$Linux_X86_64 LibreOffice_project/40m0$Build-1</meta:generator>
    <dc:date>2018-05-09T23:42:57.737873626</dc:date>
    <meta:editing-duration>PT41M34S</meta:editing-duration>
    <meta:editing-cycles>68</meta:editing-cycles>
    <meta:document-statistic meta:table-count="0" meta:image-count="0" meta:object-count="0" meta:page-count="1" meta:paragraph-count="6" meta:word-count="661" meta:character-count="3917" meta:non-whitespace-character-count="3261"/>
  </office:meta>
</office:document-meta>
</file>